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list-style-name="L1"/>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fo:break-before="page"/>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11" style:family="paragraph" style:parent-style-name="Text_20_body" style:list-style-name="L2"/>
    <style:style style:name="P12" style:family="paragraph" style:parent-style-name="Text_20_body" style:list-style-name="L4"/>
    <style:style style:name="P13" style:family="paragraph" style:parent-style-name="Text_20_body" style:list-style-name="L2">
      <style:paragraph-properties fo:margin-top="0cm" fo:margin-bottom="0cm"/>
    </style:style>
    <style:style style:name="P14" style:family="paragraph" style:parent-style-name="Preformatted_20_Text">
      <style:paragraph-properties fo:margin-top="0cm" fo:margin-bottom="0.499cm"/>
    </style:style>
    <style:style style:name="P15" style:family="paragraph" style:parent-style-name="Preformatted_20_Text">
      <style:paragraph-properties fo:margin-top="0cm" fo:margin-bottom="0.499cm"/>
      <style:text-properties fo:font-style="italic" style:font-style-asian="italic" style:font-style-complex="italic"/>
    </style:style>
    <style:style style:name="P16" style:family="paragraph" style:parent-style-name="Preformatted_20_Text" style:list-style-name="L4">
      <style:paragraph-properties fo:margin-top="0cm" fo:margin-bottom="0.499cm"/>
    </style:style>
    <style:style style:name="P17" style:family="paragraph" style:parent-style-name="Header">
      <style:paragraph-properties fo:text-align="center" style:justify-single-word="false"/>
      <style:text-properties fo:font-style="italic" style:font-style-asian="italic" style:font-style-complex="italic"/>
    </style:style>
    <style:style style:name="P18" style:family="paragraph" style:parent-style-name="List_20_Contents">
      <style:paragraph-properties fo:margin-top="0cm" fo:margin-bottom="0.499cm"/>
    </style:style>
    <style:style style:name="P19" style:family="paragraph" style:parent-style-name="Heading_20_1">
      <style:paragraph-properties fo:text-align="center" style:justify-single-word="false"/>
      <style:text-properties fo:font-size="16pt" style:font-size-asian="16pt" style:font-size-complex="16pt"/>
    </style:style>
    <style:style style:name="P20" style:family="paragraph" style:parent-style-name="Footer">
      <style:paragraph-properties fo:text-align="center" style:justify-single-word="false"/>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ódulo 3 – PL/PHP e Rules</text:p>
      <text:p text:style-name="P7"/>
      <text:p text:style-name="P7">1 – Tutorial sobre PL/PHP</text:p>
      <text:p text:style-name="P7">2 – Documentação da PL/PHP em pt_BR</text:p>
      <text:p text:style-name="P7">3 - Rules</text:p>
      <text:p text:style-name="P7"/>
      <text:p text:style-name="P2">Instalando a Linguagem Procedural PL/PHP no PostgreSQL </text:p>
      <text:p text:style-name="Standard"/>
      <text:p text:style-name="P1">Observações iniciais</text:p>
      <text:p text:style-name="Standard"/>
      <text:p text:style-name="Standard">Como eu trabalho com a linguagem PHP e o PostgreSQL, então fica bem mais produtivo criar funções na linguagem PHP. Esta linguagem procedural (PLPHP) para o PostgreSQL ainda não é muito popular e dá um pouco de trabalho para instalar, por isso estou compartilhando este tutorial.</text:p>
      <text:p text:style-name="Standard">Também, como precisa que compilemos o PHP juntamente com ela, sua instalação em ambiente Windows ainda não é coisa simples. Aqui eu utilizei:</text:p>
      <text:p text:style-name="Standard"/>
      <text:p text:style-name="P1">Ambiente testado</text:p>
      <text:list text:style-name="L1">
        <text:list-item>
          <text:p text:style-name="P4">Linux Ubuntu 8.04</text:p>
        </text:list-item>
        <text:list-item>
          <text:p text:style-name="P4">PostgreSQL 8.3 (instalado pelos repositórios)</text:p>
        </text:list-item>
        <text:list-item>
          <text:p text:style-name="P4">plphp 1.3.3</text:p>
        </text:list-item>
      </text:list>
      <text:p text:style-name="Standard"/>
      <text:p text:style-name="Standard">Obs.: Não há necessidade de se instalar o Apache nem mesmo a instalação do PHP irá interferir em outro PHP que exista na máquina.</text:p>
      <text:p text:style-name="Standard"/>
      <text:p text:style-name="P1">Requisitos:</text:p>
      <text:p text:style-name="Standard">- PostgreSQL-8.1 ou superior (para a versão 1.32 ou superior da plphp)</text:p>
      <text:p text:style-name="Standard">- PHP-5 ou superior </text:p>
      <text:p text:style-name="Standard"/>
      <text:p text:style-name="P1">1) Instalação do PostgreSQL</text:p>
      <text:p text:style-name="Standard">Caso tenha instalado PostgreSQL pelos repositórios instale também o pacote server-dev: </text:p>
      <text:p text:style-name="Standard"><text:line-break/><text:span text:style-name="T1">sudo apt-get install postgresql-server-dev-8.3 </text:span></text:p>
      <text:p text:style-name="Standard"/>
      <text:p text:style-name="Standard">Caso tenha instalado dos fontes deve ter os binários no path. </text:p>
      <text:p text:style-name="Standard"/>
      <text:p text:style-name="Standard">Obs.: Para instalar o pg_config, instale o pacote: sudo apt-get install libpq-dev </text:p>
      <text:p text:style-name="Standard"/>
      <text:p text:style-name="P1">2) Instalar PHP </text:p>
      <text:p text:style-name="Standard">Fontes do PHP 5: http://www.php.net/downloads.php </text:p>
      <text:p text:style-name="Standard"/>
      <text:p text:style-name="Standard">Antes instale a biblioteca libxml2-dev: </text:p>
      <text:p text:style-name="P3">sudo apt-get install libxml2-dev </text:p>
      <text:p text:style-name="Standard"/>
      <text:p text:style-name="Standard">Acessar o diretório onde descompactou o php, pelo terminal e executar: </text:p>
      <text:p text:style-name="P3">sudo ./configure --prefix=/usr/local/plphp --enable-embed </text:p>
      <text:p text:style-name="P3"><text:soft-page-break/>sudo make </text:p>
      <text:p text:style-name="P3">sudo make install </text:p>
      <text:p text:style-name="P3"/>
      <text:p text:style-name="Standard">Obs.: Após a instalação do PHP recebemos uma mensagem: </text:p>
      <text:p text:style-name="Standard">You may want to add: /usr/local/plphp/lib/php to your php.ini include_path </text:p>
      <text:p text:style-name="Standard"/>
      <text:p text:style-name="P1">3) Instalar a plphp: </text:p>
      <text:p text:style-name="Standard">Acesse o diretório onde descompactou e execute: </text:p>
      <text:p text:style-name="P3">sudo ./configure --with-php=/usr/local/plphp </text:p>
      <text:p text:style-name="P3">sudo make </text:p>
      <text:p text:style-name="P3">sudo make install </text:p>
      <text:p text:style-name="P3"/>
      <text:p text:style-name="Standard">Sempre que precisar usar o configure novamente, antes execute "make clean" </text:p>
      <text:p text:style-name="Standard"/>
      <text:p text:style-name="Standard">No caso de ter compilado o PostgreSQL use: </text:p>
      <text:p text:style-name="P3">./configure --with-php=/usr/local/plphp --with-postgres=/path/do/postgres </text:p>
      <text:p text:style-name="Standard"/>
      <text:p text:style-name="P1">4) Instalar a linguagem plphp num banco do PostgreSQL</text:p>
      <text:p text:style-name="Standard">Acesse o PostgreSQL como super-usuário.</text:p>
      <text:p text:style-name="Standard">Criar link simbólico para a biblioteca libphp5.so em $(pg_config --libdir) </text:p>
      <text:p text:style-name="Standard"><text:line-break/><text:span text:style-name="T1">sudo updatedb </text:span></text:p>
      <text:p text:style-name="P3">locate libphp5.so (como aqui está em /usr/local/plphp/lib/libphp5.so): </text:p>
      <text:p text:style-name="P3">sudo ln -sf /usr/local/plphp/lib/libphp5.so $(pg_config --libdir) </text:p>
      <text:p text:style-name="P3"/>
      <text:p text:style-name="P1">Para a versão versão 8.3 use: </text:p>
      <text:p text:style-name="Standard">INSERT INTO pg_pltemplate VALUES </text:p>
      <text:p text:style-name="Standard">('plphp', 't','t','plphp_call_handler', 'plphp_validator', '$libdir/plphp', NULL); </text:p>
      <text:p text:style-name="Standard"/>
      <text:p text:style-name="Standard">INSERT INTO pg_pltemplate VALUES </text:p>
      <text:p text:style-name="Standard">('plphpu', 'f', 'f','plphp_call_handler', 'plphp_validator', '$libdir/plphp', NULL); </text:p>
      <text:p text:style-name="Standard"/>
      <text:p text:style-name="Standard">Na documentação oficial a recomendação que existe é apenas para a versão 8.2. </text:p>
      <text:p text:style-name="Standard">Na versão 8.3 esta tabela de sistema passou a ter mais um campo, então adicionei. </text:p>
      <text:p text:style-name="Standard"/>
      <text:p text:style-name="Standard"/>
      <text:p text:style-name="P1">5) Testando: </text:p>
      <text:p text:style-name="Standard"/>
      <text:p text:style-name="Standard">CREATE FUNCTION teste(integer) RETURNS integer AS $$ </text:p>
      <text:p text:style-name="Standard"><text:s text:c="3"/>$r = 0; </text:p>
      <text:p text:style-name="Standard"><text:s text:c="3"/>for($x=0;$x&lt;3;$x++){ </text:p>
      <text:p text:style-name="Standard"><text:tab/>$r +=$args[0]; </text:p>
      <text:p text:style-name="Standard"><text:s text:c="3"/>} </text:p>
      <text:p text:style-name="Standard"><text:s text:c="3"/>return $r; </text:p>
      <text:p text:style-name="Standard">$$ STRICT LANGUAGE 'plphp'; </text:p>
      <text:p text:style-name="Standard"/>
      <text:p text:style-name="Standard"><text:soft-page-break/>select teste(5); </text:p>
      <text:p text:style-name="Standard"/>
      <text:p text:style-name="P1">Referências:</text:p>
      <text:p text:style-name="Standard">Muito obrigado ao Agras Zeta Atino que elaborou este howto: </text:p>
      <text:p text:style-name="Standard"><text:a xlink:type="simple" xlink:href="http://blog.santiago.zarate.net.ve/archives/1-Como-instalar-plphp-en-ubuntu-7.04-y-7.10">http://blog.santiago.zarate.net.ve/archives/1-Como-instalar-plphp-en-ubuntu-7.04-y-7.10</text:a> </text:p>
      <text:p text:style-name="Standard"/>
      <text:p text:style-name="Standard">Site oficial - <text:a xlink:type="simple" xlink:href="https://projects.commandprompt.com/public/plphp/wiki">https://projects.commandprompt.com/public/plphp/wiki</text:a> </text:p>
      <text:p text:style-name="Standard"><text:tab/><text:a xlink:type="simple" xlink:href="http://www.commandprompt.com/community/plphp/">http://www.commandprompt.com/community/plphp/</text:a> </text:p>
      <text:p text:style-name="Standard"><text:tab/>Documentação - https://projects.commandprompt.com/public/plphp/wiki/Documentation </text:p>
      <text:p text:style-name="Standard"><text:tab/>Download - <text:a xlink:type="simple" xlink:href="https://projects.commandprompt.com/public/plphp/wiki/Downloads">https://projects.commandprompt.com/public/plphp/wiki/Downloads</text:a> </text:p>
      <text:p text:style-name="Standard"><text:tab/>Tutorial - <text:a xlink:type="simple" xlink:href="http://www.google.com.br/url?sa=t&amp;ct=res&amp;cd=1&amp;url=http%3A%2F%2Fpeople.planetpostgresql.org%2Fxzilla%2Fuploads%2Fplphp-public.odp&amp;ei=SZN-SKboEYi28ASS8vGnDQ&amp;usg=AFQjCNG7WFmnIpHAfWqjEYDsrParowLfAg&amp;sig2=fha31FEuhk9WcVJzGgy8vw">http://www.google.com.br/url?sa=t&amp;ct=res&amp;cd=1&amp;url=http%3A%2F%2Fpeople.planetpostgresql.org%2Fxzilla%2Fuploads%2Fplphp-public.odp&amp;ei=SZN-SKboEYi28ASS8vGnDQ&amp;usg=AFQjCNG7WFmnIpHAfWqjEYDsrParowLfAg&amp;sig2=fha31FEuhk9WcVJzGgy8vw</text:a> </text:p>
      <text:p text:style-name="Standard">Histórico da lista - <text:a xlink:type="simple" xlink:href="https://lists.commandprompt.com/pipermail/plphp/">https://lists.commandprompt.com/pipermail/plphp/</text:a> <text:s/></text:p>
      <text:p text:style-name="Standard"/>
      <text:p text:style-name="Standard"/>
      <text:p text:style-name="Standard">Na versão 8.2 <text:s/>ao tentar criar a linguagem recebo o erro: </text:p>
      <text:p text:style-name="Standard">ERROR: <text:s/>could not access file "$libdir/plphp": Arquivo ou diretório inexistente </text:p>
      <text:p text:style-name="Standard">Sugestões serão bem-vindas, tanto para corrigir a ortografia quanto o conteúdo. </text:p>
      <text:p text:style-name="P8"/>
      <text:h text:style-name="P19" text:outline-level="1" text:is-list-header="true"><text:bookmark text:name="PLphp-PHPProceduralLanguageforPostgreSQL"/>PL/php – Linguagem Procedural em PHP para <text:s/>PostgreSQL</text:h>
      <text:h text:style-name="Heading_20_4" text:outline-level="4" text:is-list-header="true">Conteúdo</text:h>
      <text:list text:style-name="L2">
        <text:list-item>
          <text:p text:style-name="P13"><text:a xlink:type="simple" xlink:href="https://projects.commandprompt.com/public/plphp/wiki/Documentation#WhatisPLphp">O que é PL/php?</text:a></text:p>
        </text:list-item>
        <text:list-item>
          <text:p text:style-name="P13"><text:a xlink:type="simple" xlink:href="https://projects.commandprompt.com/public/plphp/wiki/Documentation#DownloadandInstallation">Download e Instalação</text:a></text:p>
        </text:list-item>
        <text:list-item>
          <text:p text:style-name="P13"><text:a xlink:type="simple" xlink:href="https://projects.commandprompt.com/public/plphp/wiki/Documentation#CreatingthePLphplanguage">Criando a linguagem PL/php</text:a></text:p>
        </text:list-item>
        <text:list-item>
          <text:p text:style-name="P13"><text:a xlink:type="simple" xlink:href="https://projects.commandprompt.com/public/plphp/wiki/Documentation#FunctionsandArguments">Funções e Argumentos</text:a></text:p>
        </text:list-item>
        <text:list-item>
          <text:p text:style-name="P13"><text:a xlink:type="simple" xlink:href="https://projects.commandprompt.com/public/plphp/wiki/Documentation#DataTypesandReturns">Tipos de Dados e Retornos</text:a></text:p>
        </text:list-item>
        <text:list-item>
          <text:p text:style-name="P13"><text:a xlink:type="simple" xlink:href="https://projects.commandprompt.com/public/plphp/wiki/Documentation#GlobalSharedVariable">Variável Global Compartilhada</text:a></text:p>
        </text:list-item>
        <text:list-item>
          <text:p text:style-name="P13"><text:a xlink:type="simple" xlink:href="https://projects.commandprompt.com/public/plphp/wiki/Documentation#PostgreSQLArraySupport">Suporte a Array do PostgreSQL</text:a></text:p>
        </text:list-item>
        <text:list-item>
          <text:p text:style-name="P13"><text:a xlink:type="simple" xlink:href="https://projects.commandprompt.com/public/plphp/wiki/Documentation#PolymorphicArgumentsandReturnTypes">Argumentos Polimórficos e Tipos de Retorno</text:a></text:p>
        </text:list-item>
        <text:list-item>
          <text:p text:style-name="P13"><text:a xlink:type="simple" xlink:href="https://projects.commandprompt.com/public/plphp/wiki/Documentation#DatabaseAccessSPI">Acesso a Bancos de Dados (SPI)</text:a></text:p>
        </text:list-item>
        <text:list-item>
          <text:p text:style-name="P13"><text:a xlink:type="simple" xlink:href="https://projects.commandprompt.com/public/plphp/wiki/Documentation#Triggers">Triggers</text:a></text:p>
          <text:list>
            <text:list-item>
              <text:p text:style-name="P13"><text:a xlink:type="simple" xlink:href="https://projects.commandprompt.com/public/plphp/wiki/Documentation#ExampleofanAFTERINSERTtrigger">Exemplo de uma trigger AFTER INSERT</text:a></text:p>
            </text:list-item>
            <text:list-item>
              <text:p text:style-name="P13"><text:a xlink:type="simple" xlink:href="https://projects.commandprompt.com/public/plphp/wiki/Documentation#ExampleofanAFTERINSERTtrigger">Exemplo de uma trigger</text:a><text:a xlink:type="simple" xlink:href="https://projects.commandprompt.com/public/plphp/wiki/Documentation#ExampleofaBEFOREINSERTORUPDATEtrigger"> BEFORE INSERT ou UPDATE</text:a></text:p>
            </text:list-item>
          </text:list>
        </text:list-item>
        <text:list-item>
          <text:p text:style-name="P13"><text:a xlink:type="simple" xlink:href="https://projects.commandprompt.com/public/plphp/wiki/Documentation#Trustedvs.Untrusted">Confiáveis x não Confiáveis</text:a></text:p>
        </text:list-item>
        <text:list-item>
          <text:p text:style-name="P13"><text:a xlink:type="simple" xlink:href="https://projects.commandprompt.com/public/plphp/wiki/Documentation#CompositeTypeArguments">Argumentos de Tipo Composto</text:a></text:p>
        </text:list-item>
        <text:list-item>
          <text:p text:style-name="P13"><text:a xlink:type="simple" xlink:href="https://projects.commandprompt.com/public/plphp/wiki/Documentation#ReturningARowcompositetype">Retornando uma Linha (Row) (tipo composto)</text:a></text:p>
        </text:list-item>
        <text:list-item>
          <text:p text:style-name="P13"><text:a xlink:type="simple" xlink:href="https://projects.commandprompt.com/public/plphp/wiki/Documentation#ReturningmultiplerowsSRFfunctions">Retornando múltiplas linhas (rows) (Funções SRF)</text:a></text:p>
        </text:list-item>
        <text:list-item>
          <text:p text:style-name="P13"><text:a xlink:type="simple" xlink:href="https://projects.commandprompt.com/public/plphp/wiki/Documentation#FunctionArgumentNames">Nomes de Argumentos de Funções</text:a></text:p>
        </text:list-item>
        <text:list-item>
          <text:p text:style-name="P11"><text:a xlink:type="simple" xlink:href="https://projects.commandprompt.com/public/plphp/wiki/Documentation#Limitations">Limitações</text:a></text:p>
        </text:list-item>
      </text:list>
      <text:h text:style-name="Heading_20_2" text:outline-level="2" text:is-list-header="true">O que é PL/php?</text:h>
      <text:p text:style-name="Text_20_body">PL/php é uma linguagem procedural <text:s/>para o SGBD PostgreSQL, destinada a permitir que se escreva funções em PHP para ser usadas como funções dentro de bancos do PostgreSQL. Ela foi escrita pela </text:p>
      <text:p text:style-name="Text_20_body">Command Prompt, Inc. E desde então teve seu códifo fonte aberto sob as licenças PHP e PosgreSQL (BSD).</text:p>
      <text:h text:style-name="Heading_20_2" text:outline-level="2" text:is-list-header="true"><text:bookmark text:name="DownloadandInstallation"/>Download e Instalação</text:h>
      <text:p text:style-name="Text_20_body">Favor consultar a <text:a xlink:type="simple" xlink:href="https://projects.commandprompt.com/public/plphp/wiki/InstallDocs10">documentação de instalação</text:a> para instruções sobre como instalar a versão 1.0 da PL/php. Para instalar o novo código, que somente funciona com as versões 8.0, 8.1 e seguintes e está atualmente em desenvolvimento, acesse <text:a xlink:type="simple" xlink:href="https://projects.commandprompt.com/public/plphp/wiki/InstallDocs">ao contrário acesse esta página</text:a>. </text:p>
      <text:h text:style-name="Heading_20_2" text:outline-level="2" text:is-list-header="true"><text:bookmark text:name="CreatingthePLphplanguage"/>Criando a linguagem PL/php</text:h>
      <text:p text:style-name="Text_20_body">Favor consultar a documentação em <text:a xlink:type="simple" xlink:href="https://projects.commandprompt.com/public/plphp/wiki/CreateLang80">como criar a linguagem dentro de um banco de dados</text:a> logo que a biblioteca esteja instalada. Se você está usando o PostgreSQL 8.1 você precisa, ao contrário, <text:s/>seguir <text:a xlink:type="simple" xlink:href="https://projects.commandprompt.com/public/plphp/wiki/CreateLang">essas outras instruções</text:a>. </text:p>
      <text:h text:style-name="Heading_20_2" text:outline-level="2" text:is-list-header="true"><text:bookmark text:name="FunctionsandArguments"/><text:soft-page-break/>Funções e Argumentos</text:h>
      <text:p text:style-name="Text_20_body">Para criar a função, use a sintaxe padrão:</text:p>
      <text:p text:style-name="Preformatted_20_Text">CREATE FUNCTION funcname (argument-types) RETURNS return-type AS $$</text:p>
      <text:p text:style-name="Preformatted_20_Text"><text:s text:c="3"/># plphp corpo da função aqui</text:p>
      <text:p text:style-name="P14">$$ LANGUAGE 'plphp';</text:p>
      <text:p text:style-name="P14">Argumentos são passados no array $args e o valor resultante é retornado com o a declaração 'return'.</text:p>
      <text:p text:style-name="Preformatted_20_Text">CREATE FUNCTION ola_mundo() RETURNS text AS $$</text:p>
      <text:p text:style-name="Preformatted_20_Text"><text:s text:c="3"/>$ola = 'Olá mundo!';</text:p>
      <text:p text:style-name="Preformatted_20_Text"><text:s text:c="3"/>return $ola;</text:p>
      <text:p text:style-name="Preformatted_20_Text">$$ LANGUAGE 'plphp';</text:p>
      <text:p text:style-name="Preformatted_20_Text"/>
      <text:p text:style-name="P15">select ola_mundo();</text:p>
      <text:p text:style-name="Preformatted_20_Text">CREATE FUNCTION ola_numero(integer) RETURNS integer AS $$</text:p>
      <text:p text:style-name="Preformatted_20_Text"><text:s text:c="3"/>$nr = 5;</text:p>
      <text:p text:style-name="Preformatted_20_Text"><text:s text:c="3"/>return $args[0] + $nr;</text:p>
      <text:p text:style-name="Preformatted_20_Text">$$ LANGUAGE 'plphp';<text:span text:style-name="T1"><text:line-break/></text:span></text:p>
      <text:p text:style-name="P15">select ola_numero(5)</text:p>
      <text:p text:style-name="P15">Obs.: Os dois exemplos acima não constam na documentação original em inglês, foram adicionados pelo tradutor.</text:p>
      <text:p text:style-name="Preformatted_20_Text">CREATE FUNCTION plphp_max(integer, integer) RETURNS integer AS $$</text:p>
      <text:p text:style-name="Preformatted_20_Text"><text:s text:c="3"/>if ($args[0] &gt; $args[1]) {</text:p>
      <text:p text:style-name="Preformatted_20_Text"><text:s text:c="6"/>return $args[0];</text:p>
      <text:p text:style-name="Preformatted_20_Text"><text:s text:c="3"/>} else {</text:p>
      <text:p text:style-name="Preformatted_20_Text"><text:s text:c="6"/>return $args[1];</text:p>
      <text:p text:style-name="Preformatted_20_Text"><text:s text:c="3"/>} <text:s text:c="4"/></text:p>
      <text:p text:style-name="P14">$$ STRICT LANGUAGE 'plphp'</text:p>
      <text:p text:style-name="Text_20_body">NOTA: O uso da cláusula STRICT poupa-nos de ter que pensar em entradas com valor NULL para a nossa função. Se for passado um valor NULL, a função não será executada completamente, mas sim apenas retornará o resultado NULL automaticamente.</text:p>
      <text:p text:style-name="Text_20_body">Em uma função que não use STRICT se o valor atual de um argumento for NULL o correspondente variável <text:s/>$args[n-1] <text:s/>deve ser setada para uma string vazia (unset).</text:p>
      <text:h text:style-name="Heading_20_2" text:outline-level="2" text:is-list-header="true"><text:bookmark text:name="DataTypesandReturns"/>Tipos de Dados e Retornos</text:h>
      <text:p text:style-name="Text_20_body">Os argumentos passados para as funções em PL/php são convertidos para texto assim podemos manipular então com a ausência de tipos de scripts em PHP. <text:s/>Inversamente, o comando return deve aceitar qualquer string com formato aceitável para o tipo de retorno declarado das funções.</text:p>
      <text:h text:style-name="Heading_20_2" text:outline-level="2" text:is-list-header="true"><text:bookmark text:name="GlobalSharedVariable"/>Variável Global Compartilhada</text:h>
      <text:p text:style-name="Text_20_body">Esta é uma variável global que pode ser usada para armazenar dados entre chamadas de funções, <text:soft-page-break/>denominada $_SHARED. </text:p>
      <text:p text:style-name="Preformatted_20_Text">CREATE FUNCTION set_var(text) RETURNS text AS $$</text:p>
      <text:p text:style-name="Preformatted_20_Text"><text:s text:c="3"/>global $_SHARED;</text:p>
      <text:p text:style-name="Preformatted_20_Text"><text:s text:c="3"/>$_SHARED['primeiro']=$args[0];</text:p>
      <text:p text:style-name="Preformatted_20_Text"><text:s text:c="3"/>return 'ok';</text:p>
      <text:p text:style-name="Preformatted_20_Text">$$ LANGUAGE 'plphp';</text:p>
      <text:p text:style-name="Preformatted_20_Text"/>
      <text:p text:style-name="Preformatted_20_Text">CREATE FUNCTION get_var() RETURNS text AS $$</text:p>
      <text:p text:style-name="Preformatted_20_Text"><text:s text:c="3"/>global $_SHARED;</text:p>
      <text:p text:style-name="Preformatted_20_Text"><text:s text:c="3"/>return $_SHARED['primeiro'];</text:p>
      <text:p text:style-name="Preformatted_20_Text">$$ LANGUAGE 'plphp';</text:p>
      <text:p text:style-name="Preformatted_20_Text"/>
      <text:p text:style-name="Preformatted_20_Text">SELECT set_var('olá plphp');</text:p>
      <text:p text:style-name="P14">SELECT get_var(); -- deve retornar 'olá plphp'</text:p>
      <text:p text:style-name="Text_20_body">NOTA: A variável global compartilhada é connection-specific. Isto é útil para passar <text:s/>informações em torno da execução de um único script, mas esta variável é limpa quando a conexão é fechada. </text:p>
      <text:h text:style-name="Heading_20_2" text:outline-level="2" text:is-list-header="true"><text:bookmark text:name="PostgreSQLArraySupport"/>Suporta Arrays do PostgreSQL</text:h>
      <text:p text:style-name="Text_20_body">Existe suporte para arrays multidimensionais.</text:p>
      <text:p text:style-name="Text_20_body">Por exemplo: </text:p>
      <text:p text:style-name="Preformatted_20_Text">CREATE FUNCTION php_array() RETURNS text[][] AS $$</text:p>
      <text:p text:style-name="Preformatted_20_Text"><text:s text:c="3"/>$return = array(array("Steven", "Klassen"),</text:p>
      <text:p text:style-name="Preformatted_20_Text"><text:s text:c="19"/>array("Jonathan", "Daugherty"));</text:p>
      <text:p text:style-name="Preformatted_20_Text"/>
      <text:p text:style-name="Preformatted_20_Text"><text:s text:c="3"/>return $return;</text:p>
      <text:p text:style-name="P14">$$ LANGUAGE 'plphp';</text:p>
      <text:p text:style-name="Preformatted_20_Text">sklassen=# select php_array();</text:p>
      <text:p text:style-name="Preformatted_20_Text"><text:s text:c="16"/>php_array <text:s text:c="15"/></text:p>
      <text:p text:style-name="Preformatted_20_Text">-----------------------------------------</text:p>
      <text:p text:style-name="Preformatted_20_Text"><text:s/>{{Steven,Klassen},{Jonathan,Daugherty}}</text:p>
      <text:p text:style-name="P14">(1 row)</text:p>
      <text:h text:style-name="Heading_20_2" text:outline-level="2" text:is-list-header="true"><text:bookmark text:name="PolymorphicArgumentsandReturnTypes"/>Argumentos Polimórficos e Tipos de Retorno</text:h>
      <text:p text:style-name="Text_20_body">As funções devem ser declaradas para aceitar e retornar os tipos polimórficos 'anyelement', 'anyarray' e 'anyrecord'. Consulte a seção 33.2.5 da documentação do PostgreSQL para uma explanação mais detalhada sobre funções polimórficas.</text:p>
      <text:p text:style-name="Text_20_body">Por exemplo, </text:p>
      <text:p text:style-name="Preformatted_20_Text">CREATE FUNCTION array_three_values(anyelement, anyelement, anyelement) RETURNS anyarray AS '</text:p>
      <text:p text:style-name="Preformatted_20_Text"><text:s text:c="3"/>$ret[0] = $args[0];</text:p>
      <text:p text:style-name="Preformatted_20_Text"><text:s text:c="3"/>$ret[1] = $args[1];</text:p>
      <text:p text:style-name="Preformatted_20_Text"><text:s text:c="3"/>$ret[2] = $args[2];</text:p>
      <text:p text:style-name="Preformatted_20_Text"><text:s text:c="3"/>return $ret;</text:p>
      <text:p text:style-name="Preformatted_20_Text">' LANGUAGE 'plphp';</text:p>
      <text:p text:style-name="Preformatted_20_Text"/>
      <text:p text:style-name="Preformatted_20_Text"><text:soft-page-break/>SELECT array_three_values(3,2,1);</text:p>
      <text:p text:style-name="Preformatted_20_Text"><text:s/>array_three_values</text:p>
      <text:p text:style-name="Preformatted_20_Text">--------------------</text:p>
      <text:p text:style-name="Preformatted_20_Text"><text:s/>{3,2,1}</text:p>
      <text:p text:style-name="Preformatted_20_Text">(1 row)</text:p>
      <text:p text:style-name="Preformatted_20_Text"/>
      <text:p text:style-name="Preformatted_20_Text">CREATE OR REPLACE FUNCTION php_row(integer) RETURNS record AS '</text:p>
      <text:p text:style-name="Preformatted_20_Text"><text:s text:c="3"/>$ret[f1]=$args[0];</text:p>
      <text:p text:style-name="Preformatted_20_Text"><text:s text:c="3"/>$ret[f2]="hello";</text:p>
      <text:p text:style-name="Preformatted_20_Text"><text:s text:c="3"/>$ret[f3]="world";</text:p>
      <text:p text:style-name="Preformatted_20_Text"><text:s text:c="3"/>return $ret;</text:p>
      <text:p text:style-name="Preformatted_20_Text">' LANGUAGE 'plphp';</text:p>
      <text:p text:style-name="Preformatted_20_Text"/>
      <text:p text:style-name="P14">select * FROM php_row(1) AS (f1 integer, f2 text, f3 text);</text:p>
      <text:h text:style-name="Heading_20_2" text:outline-level="2" text:is-list-header="true"><text:bookmark text:name="DatabaseAccessSPI"/>Acesso a Bancos de Dados (SPI)</text:h>
      <text:p text:style-name="Text_20_body">SPI – Server Programming Interface</text:p>
      <text:p text:style-name="Text_20_body">São oferecidas algumas funções de acesso a bancos de dados. </text:p>
      <text:list text:style-name="L4">
        <text:list-item>
          <text:p text:style-name="P12">spi_exec - Executa uma consulta com opcional limite. </text:p>
          <text:p text:style-name="P16">resource spi_exec(string query[, int limit])</text:p>
        </text:list-item>
        <text:list-item>
          <text:p text:style-name="P12">spi_fetch_row - Retorna um array associativo das linhas (rows) do resultado. </text:p>
          <text:p text:style-name="P16">array spi_fetch_row(resource result)</text:p>
        </text:list-item>
        <text:list-item>
          <text:p text:style-name="P12">spi_status - Retorna o status de uma consulta executada anteriormente. Se o retorno for SPI_OK_SELECT você pode obter tuplas do resultado usando spi_fetch_row. </text:p>
          <text:p text:style-name="P16">string spi_status(resource result)</text:p>
        </text:list-item>
        <text:list-item>
          <text:p text:style-name="P12">spi_processed - Retorna o número de tuplas do resultado. </text:p>
          <text:p text:style-name="P16">int spi_processed(resource result)</text:p>
        </text:list-item>
        <text:list-item>
          <text:p text:style-name="P12">spi_rewind – Coloca o cursor row (linha) no início do resultado, assim spi_fetch_row deve continuar obtendo tuplas do início do resultado. </text:p>
          <text:p text:style-name="P16">void spi_rewind(resource result)</text:p>
        </text:list-item>
      </text:list>
      <text:p text:style-name="Text_20_body">Por exemplo: </text:p>
      <text:p text:style-name="Text_20_body">Este não é uma função particularmente útil, mas irá ilustrar as funções de acesso descritas acima.<text:line-break/>Você entra com um id inteiro e retorna um campo texto com o nome do usuário.<text:line-break/></text:p>
      <text:p text:style-name="Preformatted_20_Text">CREATE FUNCTION get_username(integer) RETURNS text AS $$</text:p>
      <text:p text:style-name="Preformatted_20_Text"><text:s text:c="3"/># Assign the query to a variable.</text:p>
      <text:p text:style-name="Preformatted_20_Text"><text:s text:c="3"/>$query = "SELECT username FROM users WHERE id = " .$args[0];</text:p>
      <text:p text:style-name="Preformatted_20_Text"/>
      <text:p text:style-name="Preformatted_20_Text"><text:s text:c="3"/># Run the query and get the $result object.</text:p>
      <text:p text:style-name="Preformatted_20_Text"><text:s text:c="3"/>$result = spi_exec_query($query);</text:p>
      <text:p text:style-name="Preformatted_20_Text"/>
      <text:p text:style-name="Preformatted_20_Text"><text:soft-page-break/><text:s text:c="3"/># Fetch the row from the $result.</text:p>
      <text:p text:style-name="Preformatted_20_Text"><text:s text:c="3"/>$row = spi_fetch_row($result);</text:p>
      <text:p text:style-name="Preformatted_20_Text"/>
      <text:p text:style-name="Preformatted_20_Text"><text:s text:c="3"/>return $row['username'];</text:p>
      <text:p text:style-name="Preformatted_20_Text">$$ LANGUAGE 'plphp';</text:p>
      <text:p text:style-name="Preformatted_20_Text"/>
      <text:p text:style-name="Preformatted_20_Text">sklassen=# select get_username(1);</text:p>
      <text:p text:style-name="Preformatted_20_Text"><text:s/>get_username </text:p>
      <text:p text:style-name="Preformatted_20_Text">--------------</text:p>
      <text:p text:style-name="Preformatted_20_Text"><text:s/>sklassen</text:p>
      <text:p text:style-name="P14">(1 row)</text:p>
      <text:p text:style-name="Text_20_body">Note que resultados de spi_exec_query são alocados na RAM como um inteiro, por isso se você precisa processar grandes conjuntos de resultados, você precisa usar um cursor. Isto não é possível com a atual interface. </text:p>
      <text:h text:style-name="Heading_20_2" text:outline-level="2" text:is-list-header="true"><text:bookmark text:name="Triggers"/>Triggers</text:h>
      <text:p text:style-name="Text_20_body">Quando uma função está sendo usada para retornar uma trigger, o array associativo $_TD contém o valor trigger-related. </text:p>
      <text:p text:style-name="List_20_Heading">$_TD<text:a xlink:type="simple" xlink:href="https://projects.commandprompt.com/public/plphp/wiki/new">new?</text:a></text:p>
      <text:p text:style-name="List_20_Contents">Um array associativo contendo os valores da nova linha da table para a ação INSERT/UPDATE, ou vazio para DELETE. O array é indexado pelo nome do campo. Nota importante: Campos que estão NULL não deverão aparecer no array! </text:p>
      <text:p text:style-name="List_20_Heading">$_TD<text:a xlink:type="simple" xlink:href="https://projects.commandprompt.com/public/plphp/wiki/old">old?</text:a></text:p>
      <text:p text:style-name="List_20_Contents">Um array associativo contendo os valores das antigas linhas da tabela para ações UPDATE/DELETE, ou vazio para INSERT. O array é indexado pelo nome do campo. importante: Campos que estão NULL não deverão aparecer no array! </text:p>
      <text:p text:style-name="List_20_Heading">$_TD<text:a xlink:type="simple" xlink:href="https://projects.commandprompt.com/public/plphp/wiki/name">name?</text:a></text:p>
      <text:p text:style-name="List_20_Contents">Contém o próprio nome da trigger. </text:p>
      <text:p text:style-name="List_20_Heading">$_TD<text:a xlink:type="simple" xlink:href="https://projects.commandprompt.com/public/plphp/wiki/event">event?</text:a></text:p>
      <text:p text:style-name="List_20_Contents">Contém um dos valores: "INSERT", "UPDATE", "DELETE". </text:p>
      <text:p text:style-name="List_20_Heading">$_TD<text:a xlink:type="simple" xlink:href="https://projects.commandprompt.com/public/plphp/wiki/when">when?</text:a></text:p>
      <text:p text:style-name="List_20_Contents">Contém um dos valores: "BEFORE", "AFTER". </text:p>
      <text:p text:style-name="List_20_Heading">$_TD<text:a xlink:type="simple" xlink:href="https://projects.commandprompt.com/public/plphp/wiki/level">level?</text:a></text:p>
      <text:p text:style-name="List_20_Contents">Contém um dos valores: "ROW", "STATEMENT". </text:p>
      <text:p text:style-name="List_20_Heading">$_TD<text:a xlink:type="simple" xlink:href="https://projects.commandprompt.com/public/plphp/wiki/relid">relid?</text:a></text:p>
      <text:p text:style-name="List_20_Contents">Contém a relação de ID da tabela em que a trigger ocorreu. </text:p>
      <text:p text:style-name="List_20_Heading">$_TD<text:a xlink:type="simple" xlink:href="https://projects.commandprompt.com/public/plphp/wiki/relname">relname?</text:a></text:p>
      <text:p text:style-name="P18">Contém o nome da relação. </text:p>
      <text:p text:style-name="List_20_Heading">$_TD<text:a xlink:type="simple" xlink:href="https://projects.commandprompt.com/public/plphp/wiki/args">args?</text:a></text:p>
      <text:p text:style-name="List_20_Contents">Um array de argumentos passado para a trigger, se existir. Ele pode ser accessado como $_TD<text:a xlink:type="simple" xlink:href="https://projects.commandprompt.com/public/plphp/wiki/args">args?</text:a>[idx]. Por exemplo, $_TD<text:a xlink:type="simple" xlink:href="https://projects.commandprompt.com/public/plphp/wiki/args">args?</text:a>[0]. </text:p>
      <text:p text:style-name="List_20_Heading">$_TD<text:a xlink:type="simple" xlink:href="https://projects.commandprompt.com/public/plphp/wiki/argc">argc?</text:a></text:p>
      <text:p text:style-name="P18">O número do argumento passado para a trigger, 0 se nenhum. </text:p>
      <text:h text:style-name="Heading_20_3" text:outline-level="3" text:is-list-header="true"><text:bookmark text:name="ExampleofanAFTERINSERTtrigger"/><text:soft-page-break/>Exemplo de uma trigger AFTER INSERT</text:h>
      <text:p text:style-name="Text_20_body">Suponha que você tenha uma tabela de usuários com colunas típicas e uma tabela atividade que você está usando para rastrear as páginas de acesso. No INSERT de registro para a tabela atividade, você deseja atualizar o campo last_seen do apropriado registro do usuário. </text:p>
      <text:p text:style-name="Text_20_body">Considere a seguinte definição de tabela: </text:p>
      <text:p text:style-name="Preformatted_20_Text">CREATE TABLE usuarios (</text:p>
      <text:p text:style-name="Preformatted_20_Text"><text:s text:c="4"/>id serial PRIMARY KEY NOT NULL,</text:p>
      <text:p text:style-name="Preformatted_20_Text"><text:s text:c="4"/>login text NOT NULL,</text:p>
      <text:p text:style-name="Preformatted_20_Text"><text:s text:c="4"/>email text,</text:p>
      <text:p text:style-name="Preformatted_20_Text"><text:s text:c="4"/>ultima_visita timestamp without time zone,</text:p>
      <text:p text:style-name="Preformatted_20_Text"><text:s text:c="4"/>ativo boolean DEFAULT true NOT NULL</text:p>
      <text:p text:style-name="Preformatted_20_Text">);</text:p>
      <text:p text:style-name="Preformatted_20_Text"/>
      <text:p text:style-name="Preformatted_20_Text">CREATE TABLE atividade (</text:p>
      <text:p text:style-name="Preformatted_20_Text"><text:s text:c="4"/>id serial PRIMARY KEY NOT NULL,</text:p>
      <text:p text:style-name="Preformatted_20_Text"><text:s text:c="4"/>usuario_id integer NOT NULL,</text:p>
      <text:p text:style-name="Preformatted_20_Text"><text:s text:c="4"/>arquivo_acessado text NOT NULL,</text:p>
      <text:p text:style-name="Preformatted_20_Text"><text:s text:c="4"/>stamp timestamp without time zone DEFAULT now() NOT NULL,</text:p>
      <text:p text:style-name="Preformatted_20_Text"><text:s text:c="4"/>CONSTRAINT usuario_id_existe FOREIGN KEY (usuario_id) REFERENCES usuarios(id)</text:p>
      <text:p text:style-name="Preformatted_20_Text">);</text:p>
      <text:p text:style-name="Preformatted_20_Text"/>
      <text:p text:style-name="Preformatted_20_Text">CREATE FUNCTION update_ultimavisita() RETURNS trigger AS $$</text:p>
      <text:p text:style-name="Preformatted_20_Text"><text:s text:c="4"/>$new =&amp; $_TD['new'];</text:p>
      <text:p text:style-name="Preformatted_20_Text"/>
      <text:p text:style-name="Preformatted_20_Text"><text:s text:c="4"/>if (isset($new['usuario_id']) &amp;&amp; isset($new['stamp'])) {</text:p>
      <text:p text:style-name="Preformatted_20_Text"><text:s text:c="8"/>$query = "UPDATE usuarios SET ultima_visita = '" .$new['stamp'].</text:p>
      <text:p text:style-name="Preformatted_20_Text"><text:s text:c="17"/>"' WHERE id = " .$new['usuario_id'];</text:p>
      <text:p text:style-name="Preformatted_20_Text"/>
      <text:p text:style-name="Preformatted_20_Text"><text:s text:c="8"/>$rv = spi_exec($query);</text:p>
      <text:p text:style-name="Preformatted_20_Text"><text:s text:c="4"/>}</text:p>
      <text:p text:style-name="Preformatted_20_Text"/>
      <text:p text:style-name="Preformatted_20_Text"><text:s text:c="4"/>return;</text:p>
      <text:p text:style-name="Preformatted_20_Text">$$ LANGUAGE 'plphp';</text:p>
      <text:p text:style-name="Preformatted_20_Text"/>
      <text:p text:style-name="Preformatted_20_Text">CREATE TRIGGER after_update_ultimavisita_trigger</text:p>
      <text:p text:style-name="Preformatted_20_Text"><text:s text:c="4"/>AFTER INSERT ON atividade FOR EACH ROW EXECUTE PROCEDURE update_ultimavisita();</text:p>
      <text:p text:style-name="P14"/>
      <text:p text:style-name="Text_20_body"><text:span text:style-name="Strong_20_Emphasis">1. Inserir um novo registro em usuarios.</text:span> </text:p>
      <text:p text:style-name="Preformatted_20_Text">sklassen=# insert into usuarios (login, email) values ('sklassen','sklassen@commandprompt.com');</text:p>
      <text:p text:style-name="Preformatted_20_Text">INSERT 1</text:p>
      <text:p text:style-name="Preformatted_20_Text"/>
      <text:p text:style-name="Preformatted_20_Text">sklassen=# select * from usuarios where login = 'sklassen';</text:p>
      <text:p text:style-name="Preformatted_20_Text"/>
      <text:p text:style-name="Preformatted_20_Text"><text:s/>id | username | <text:s text:c="10"/>email <text:s text:c="11"/>| last_seen | active </text:p>
      <text:p text:style-name="Preformatted_20_Text">----+----------+----------------------------+-----------+--------</text:p>
      <text:p text:style-name="Preformatted_20_Text"><text:s text:c="2"/>1 | sklassen | sklassen@commandprompt.com | <text:s text:c="10"/>| t</text:p>
      <text:p text:style-name="P14">(1 row)</text:p>
      <text:p text:style-name="Text_20_body"><text:soft-page-break/><text:span text:style-name="Strong_20_Emphasis">2. Insert a new row into the activity table.</text:span> </text:p>
      <text:p text:style-name="Preformatted_20_Text">sklassen=# insert into activity (users_id, file_accessed) values (1,'index.html');</text:p>
      <text:p text:style-name="P14">INSERT 1</text:p>
      <text:p text:style-name="Text_20_body"><text:span text:style-name="Strong_20_Emphasis">3. Verificar a garantir que nossa trigger disparou como esperado.</text:span> </text:p>
      <text:p text:style-name="Preformatted_20_Text">sklassen=# select * from usuarios where login = 'sklassen';</text:p>
      <text:p text:style-name="Preformatted_20_Text"><text:s/>id | username | <text:s text:c="10"/>email <text:s text:c="11"/>| <text:s text:c="8"/>last_seen <text:s text:c="9"/>| active </text:p>
      <text:p text:style-name="Preformatted_20_Text">----+----------+----------------------------+----------------------------+--------</text:p>
      <text:p text:style-name="Preformatted_20_Text"><text:s text:c="2"/>1 | sklassen | sklassen@commandprompt.com | 2005-01-10 09:48:57.191595 | t</text:p>
      <text:p text:style-name="P14">(1 row)</text:p>
      <text:h text:style-name="Heading_20_3" text:outline-level="3" text:is-list-header="true"><text:bookmark text:name="ExampleofaBEFOREINSERTORUPDATEtrigger"/>Exemplo de uma trigger BEFORE INSERT ou UPDATE</text:h>
      <text:p text:style-name="Text_20_body">Deixe-me dizer que temos um usuário chamado admin que nós desejamos prevenir a aplicação de modificá-lo. Nós devemos criar uma trigger BEFORE DELETE que previne então de excluir o registro e uma trigger BEFORE UPDATE que previne então de modificações do login em que a trigger anterior depende. </text:p>
      <text:p text:style-name="Preformatted_20_Text">CREATE TABLE usuarios (login text, email text);</text:p>
      <text:p text:style-name="Preformatted_20_Text">INSERT INTO usuarios VALUES ('admin', 'admin@commandprompt.com');</text:p>
      <text:p text:style-name="Preformatted_20_Text">INSERT INTO usuarios VALUES ('darcy', 'darcy@example.com');</text:p>
      <text:p text:style-name="Preformatted_20_Text"/>
      <text:p text:style-name="Preformatted_20_Text">CREATE OR REPLACE FUNCTION imortal() RETURNS trigger AS $$</text:p>
      <text:p text:style-name="Preformatted_20_Text"><text:s text:c="3"/># O registro não deverá ser excluído se o login for "admin".</text:p>
      <text:p text:style-name="Preformatted_20_Text"><text:s text:c="3"/>if ($_TD['old']['login'] == 'admin') {</text:p>
      <text:p text:style-name="Preformatted_20_Text"><text:s text:c="6"/>pg_raise('notice', "Você não pode excluir o usuário admin");</text:p>
      <text:p text:style-name="Preformatted_20_Text"><text:s text:c="6"/>return 'SKIP';</text:p>
      <text:p text:style-name="Preformatted_20_Text"><text:s text:c="3"/>}</text:p>
      <text:p text:style-name="Preformatted_20_Text"><text:s text:c="3"/>return;</text:p>
      <text:p text:style-name="Preformatted_20_Text">$$ LANGUAGE 'plphp';</text:p>
      <text:p text:style-name="Preformatted_20_Text"/>
      <text:p text:style-name="Preformatted_20_Text">CREATE TRIGGER before_delete_imortal_trigger BEFORE DELETE ON usuarios</text:p>
      <text:p text:style-name="Preformatted_20_Text">FOR EACH ROW EXECUTE PROCEDURE imortal();</text:p>
      <text:p text:style-name="Preformatted_20_Text"/>
      <text:p text:style-name="Preformatted_20_Text">CREATE OR REPLACE FUNCTION protect_admin() RETURNS trigger AS $$</text:p>
      <text:p text:style-name="Preformatted_20_Text"><text:s text:c="3"/># Não deixa então modificar o login da conta admin.</text:p>
      <text:p text:style-name="Preformatted_20_Text"><text:s text:c="3"/>$oldUsername = $_TD['old']['login'];</text:p>
      <text:p text:style-name="Preformatted_20_Text"><text:s text:c="3"/>$newUsername = $_TD['new']['login'];</text:p>
      <text:p text:style-name="Preformatted_20_Text"/>
      <text:p text:style-name="Preformatted_20_Text"><text:s text:c="3"/>if ($oldUsername == 'admin' &amp;&amp; ($oldUsername != $newUsername)) {</text:p>
      <text:p text:style-name="Preformatted_20_Text"><text:s text:c="6"/>pg_raise('notice', "Você não pode alterar o login admin.");</text:p>
      <text:p text:style-name="Preformatted_20_Text"><text:s text:c="6"/>return 'SKIP';</text:p>
      <text:p text:style-name="Preformatted_20_Text"><text:s text:c="3"/>} else {</text:p>
      <text:p text:style-name="Preformatted_20_Text"><text:s text:c="6"/>return;</text:p>
      <text:p text:style-name="Preformatted_20_Text"><text:s text:c="3"/>}</text:p>
      <text:p text:style-name="Preformatted_20_Text">$$ LANGUAGE 'plphp';</text:p>
      <text:p text:style-name="Preformatted_20_Text"/>
      <text:p text:style-name="Preformatted_20_Text">CREATE TRIGGER before_update_protect_admin_trigger BEFORE UPDATE ON</text:p>
      <text:p text:style-name="P14">usuarios FOR EACH ROW EXECUTE PROCEDURE protect_admin();</text:p>
      <text:p text:style-name="Text_20_body"><text:soft-page-break/>Agora o usuário admin não pode ser excluído, nem pode ser alterado: </text:p>
      <text:p text:style-name="Preformatted_20_Text">pl_regression=# select * from usuarios;</text:p>
      <text:p text:style-name="Preformatted_20_Text"><text:s/>username | <text:s text:c="9"/>email <text:s text:c="9"/></text:p>
      <text:p text:style-name="Preformatted_20_Text">----------+-------------------------</text:p>
      <text:p text:style-name="Preformatted_20_Text"><text:s/>admin <text:s text:c="3"/>| admin@commandprompt.com</text:p>
      <text:p text:style-name="Preformatted_20_Text"><text:s/>darcy <text:s text:c="3"/>| darcy@example.com</text:p>
      <text:p text:style-name="Preformatted_20_Text">(2 rows)</text:p>
      <text:p text:style-name="Preformatted_20_Text"/>
      <text:p text:style-name="Preformatted_20_Text">pl_regression=# update usuarios set login = 'foobar';</text:p>
      <text:p text:style-name="Preformatted_20_Text">NOTICE: <text:s/>plphp: Você não pode alterar o login admin</text:p>
      <text:p text:style-name="Preformatted_20_Text">UPDATE 1</text:p>
      <text:p text:style-name="Preformatted_20_Text"/>
      <text:p text:style-name="Preformatted_20_Text">pl_regression=# select * from usuarios;</text:p>
      <text:p text:style-name="Preformatted_20_Text"><text:s/>username | <text:s text:c="9"/>email <text:s text:c="9"/></text:p>
      <text:p text:style-name="Preformatted_20_Text">----------+-------------------------</text:p>
      <text:p text:style-name="Preformatted_20_Text"><text:s/>admin <text:s text:c="3"/>| admin@commandprompt.com</text:p>
      <text:p text:style-name="Preformatted_20_Text"><text:s/>foobar <text:s text:c="2"/>| darcy@example.com</text:p>
      <text:p text:style-name="Preformatted_20_Text">(2 rows)</text:p>
      <text:p text:style-name="Preformatted_20_Text"/>
      <text:p text:style-name="Preformatted_20_Text">pl_regression=# delete from usuarios;</text:p>
      <text:p text:style-name="Preformatted_20_Text">NOTICE: <text:s/>plphp: <text:s/>Você não pode excluir o usuário admin</text:p>
      <text:p text:style-name="Preformatted_20_Text">DELETE 1</text:p>
      <text:p text:style-name="Preformatted_20_Text"/>
      <text:p text:style-name="Preformatted_20_Text">pl_regression=# select * from usuarios;</text:p>
      <text:p text:style-name="Preformatted_20_Text"><text:s/>username | <text:s text:c="9"/>email <text:s text:c="9"/></text:p>
      <text:p text:style-name="Preformatted_20_Text">----------+-------------------------</text:p>
      <text:p text:style-name="Preformatted_20_Text"><text:s/>admin <text:s text:c="3"/>| admin@commandprompt.com</text:p>
      <text:p text:style-name="P14">(1 row)</text:p>
      <text:h text:style-name="Heading_20_2" text:outline-level="2" text:is-list-header="true"><text:bookmark text:name="Trustedvs.Untrusted"/>Confiáveis x não Confiáveis</text:h>
      <text:p text:style-name="Text_20_body">Normalmente, PL/php é instalada como uma linguagem procedural confiável, nomeada de 'plphp'. Com esta configuração o PHP deve rodar em "safe mode". Leia mais sobre as restrições aqui: </text:p>
      <text:p text:style-name="Text_20_body"><text:a xlink:type="simple" xlink:href="http://www.php.net/manual/en/features.safe-mode.functions.php">http://www.php.net/manual/en/features.safe-mode.functions.php</text:a> </text:p>
      <text:p text:style-name="Text_20_body">Em geral, as operações que foram restritas são aquelas que interagem com o ambiente. Isso inclui operações do sistema de arquivos, require e use (para módulos externos). </text:p>
      <text:p text:style-name="Text_20_body">Desde que não existe nenhuma maneira de ter acesso aos processos internos do servidor de bancos de dados ou ao sistema operacional em si, qualquer usuário do SGBD sem privilégios pode usar funções escritas nesta linguagem.</text:p>
      <text:p text:style-name="Text_20_body">Um exemplo de uma função que não funciona devido às restrições de segurança: </text:p>
      <text:p text:style-name="Preformatted_20_Text">CREATE FUNCTION ler_arquivo_senha() RETURNS text AS '</text:p>
      <text:p text:style-name="Preformatted_20_Text"><text:s text:c="3"/>readfile("/etc/passwd");</text:p>
      <text:p text:style-name="Preformatted_20_Text"><text:s text:c="3"/>return 0;</text:p>
      <text:p text:style-name="P14">' LANGUAGE 'plphp';</text:p>
      <text:p text:style-name="Text_20_body">Aparentemente ela deve executar, mas dependendo do seu nível de log, você deve ver alguma coisa como:</text:p>
      <text:p text:style-name="Preformatted_20_Text">Warning: readfile(): SAFE MODE Restriction in effect. The script</text:p>
      <text:p text:style-name="Preformatted_20_Text">whose uid is 500 is not allowed to access /etc/passwd owned by uid 0</text:p>
      <text:p text:style-name="Preformatted_20_Text"><text:soft-page-break/>in Command line code on line 3</text:p>
      <text:p text:style-name="Preformatted_20_Text"/>
      <text:p text:style-name="Preformatted_20_Text">Warning: readfile(/etc/passwd): failed to open stream: Success in</text:p>
      <text:p text:style-name="P14">plphp function source on line 3</text:p>
      <text:p text:style-name="Text_20_body">Algumas vezes é desejável escrever funções que não são restritas. Nesses casos, você pode criar a linguagem como 'plphpu' para habilitar as previamente indisponíveis funções. </text:p>
      <text:p text:style-name="P14">CREATE LANGUAGE plphpu;</text:p>
      <text:h text:style-name="Heading_20_2" text:outline-level="2" text:is-list-header="true"><text:bookmark text:name="CompositeTypeArguments"/>Argumentos de Tipos Compostos</text:h>
      <text:p text:style-name="Text_20_body">Argumentos de tipos compostos são passados para as funções como arrays associativos. As chaves dos arrays são os nomes dos atributos do tipo composto. Aqui está um exemplo: </text:p>
      <text:p text:style-name="Preformatted_20_Text">CREATE TABLE employee (</text:p>
      <text:p text:style-name="Preformatted_20_Text"><text:s text:c="3"/>name text,</text:p>
      <text:p text:style-name="Preformatted_20_Text"><text:s text:c="3"/>basesalary integer,</text:p>
      <text:p text:style-name="Preformatted_20_Text"><text:s text:c="3"/>bonus integer</text:p>
      <text:p text:style-name="Preformatted_20_Text">);</text:p>
      <text:p text:style-name="Preformatted_20_Text"/>
      <text:p text:style-name="Preformatted_20_Text">CREATE FUNCTION empcomp(employee) RETURNS integer AS '</text:p>
      <text:p text:style-name="Preformatted_20_Text"><text:s text:c="3"/>return $args[0][''basesalary''] + $args[0][''bonus''];</text:p>
      <text:p text:style-name="Preformatted_20_Text">' LANGUAGE 'plphp';</text:p>
      <text:p text:style-name="Preformatted_20_Text"/>
      <text:p text:style-name="Preformatted_20_Text">INSERT INTO employee values ('Josh', 1000, 10);</text:p>
      <text:p text:style-name="Preformatted_20_Text">INSERT INTO employee values ('Darcy', 500, 20);</text:p>
      <text:p text:style-name="Preformatted_20_Text"/>
      <text:p text:style-name="P14">SELECT name, empcomp(employee) FROM employee;</text:p>
      <text:p text:style-name="Text_20_body">Este exemplo resulta na seguinte saída: </text:p>
      <text:p text:style-name="Preformatted_20_Text"><text:s/>name <text:s/>| empcomp </text:p>
      <text:p text:style-name="Preformatted_20_Text">-------+---------</text:p>
      <text:p text:style-name="Preformatted_20_Text"><text:s/>Josh <text:s/>| <text:s text:c="3"/>1010</text:p>
      <text:p text:style-name="Preformatted_20_Text"><text:s/>Darcy | <text:s text:c="4"/>520</text:p>
      <text:p text:style-name="P14">(2 rows)</text:p>
      <text:h text:style-name="Heading_20_2" text:outline-level="2" text:is-list-header="true"><text:bookmark text:name="ReturningARowcompositetype"/>Retornando uma Linha (Row) (tipo composto)</text:h>
      <text:p text:style-name="Text_20_body">Para retornar uma linha ou um valor de sipo composto de uma função na linguagem PL/php, você pode usar um array indexado: </text:p>
      <text:p text:style-name="Preformatted_20_Text">CREATE TYPE php_row AS (f1 integer, f2 text, f3 text);</text:p>
      <text:p text:style-name="Preformatted_20_Text"/>
      <text:p text:style-name="Preformatted_20_Text">CREATE OR REPLACE FUNCTION php_row(integer) RETURNS php_row AS $$</text:p>
      <text:p text:style-name="Preformatted_20_Text"><text:s text:c="3"/>$ret['f1'] = $args[0];</text:p>
      <text:p text:style-name="Preformatted_20_Text"><text:s text:c="3"/>$ret['f3'] = "world";</text:p>
      <text:p text:style-name="Preformatted_20_Text"><text:s text:c="3"/>$ret['f2'] = "hello";</text:p>
      <text:p text:style-name="Preformatted_20_Text"><text:s text:c="3"/>return $ret;</text:p>
      <text:p text:style-name="Preformatted_20_Text">$$ LANGUAGE 'plphp';</text:p>
      <text:p text:style-name="Preformatted_20_Text"/>
      <text:p text:style-name="P14">SELECT * FROM php_row(1);</text:p>
      <text:p text:style-name="Text_20_body"><text:soft-page-break/>Deve retornar: </text:p>
      <text:p text:style-name="Preformatted_20_Text"><text:s/>f1 | <text:s/>f2 <text:s text:c="2"/>| <text:s/>f3</text:p>
      <text:p text:style-name="Preformatted_20_Text">----+-------+-------</text:p>
      <text:p text:style-name="P14"><text:s text:c="2"/>1 | hello | world</text:p>
      <text:h text:style-name="Heading_20_2" text:outline-level="2" text:is-list-header="true"><text:bookmark text:name="ReturningmultiplerowsSRFfunctions"/>Retornando múltiplas linhas (funções SRF)</text:h>
      <text:p text:style-name="Text_20_body">SRF são "set-returning functions". Isto permite que você possa retornar múltiplas linhas, como no exemplo seguinte: </text:p>
      <text:p text:style-name="Preformatted_20_Text">CREATE TYPE php_row AS (f1 integer, f2 text, f3 text);</text:p>
      <text:p text:style-name="Preformatted_20_Text"/>
      <text:p text:style-name="Preformatted_20_Text">CREATE OR REPLACE FUNCTION php_set(integer) RETURNS SETOF php_row AS $$</text:p>
      <text:p text:style-name="Preformatted_20_Text"><text:s text:c="3"/>$ret['f1'] = $args[0];</text:p>
      <text:p text:style-name="Preformatted_20_Text"><text:s text:c="3"/>$ret['f2'] = "hello";</text:p>
      <text:p text:style-name="Preformatted_20_Text"><text:s text:c="3"/>$ret['f3'] = "world";</text:p>
      <text:p text:style-name="Preformatted_20_Text"><text:s text:c="3"/>return_next($ret);</text:p>
      <text:p text:style-name="Preformatted_20_Text"/>
      <text:p text:style-name="Preformatted_20_Text"><text:s text:c="3"/>$ret['f1'] = 2 * $args[0];</text:p>
      <text:p text:style-name="Preformatted_20_Text"><text:s text:c="3"/>$ret['f2'] = "hello";</text:p>
      <text:p text:style-name="Preformatted_20_Text"><text:s text:c="3"/>$ret['f3'] = "postgres";</text:p>
      <text:p text:style-name="Preformatted_20_Text"><text:s text:c="3"/>return_next($ret);</text:p>
      <text:p text:style-name="Preformatted_20_Text"/>
      <text:p text:style-name="Preformatted_20_Text"><text:s text:c="3"/>$ret['f1'] = 3 * $args[0];</text:p>
      <text:p text:style-name="Preformatted_20_Text"><text:s text:c="3"/>$ret['f2'] = "hello";</text:p>
      <text:p text:style-name="Preformatted_20_Text"><text:s text:c="3"/>$ret['f3'] = "plphp";</text:p>
      <text:p text:style-name="Preformatted_20_Text"><text:s text:c="3"/>return_next($ret);</text:p>
      <text:p text:style-name="P14">$$ LANGUAGE 'plphp';</text:p>
      <text:p text:style-name="Text_20_body">Isto deve resultar em: </text:p>
      <text:p text:style-name="Preformatted_20_Text">pl_regression=# SELECT * FROM php_set(1);</text:p>
      <text:p text:style-name="Preformatted_20_Text"><text:s/>f1 | <text:s/>f2 <text:s text:c="2"/>| <text:s text:c="3"/>f3</text:p>
      <text:p text:style-name="Preformatted_20_Text">----+-------+----------</text:p>
      <text:p text:style-name="Preformatted_20_Text"><text:s text:c="2"/>1 | hello | world</text:p>
      <text:p text:style-name="Preformatted_20_Text"><text:s text:c="2"/>2 | hello | postgres</text:p>
      <text:p text:style-name="Preformatted_20_Text"><text:s text:c="2"/>3 | hello | plphp</text:p>
      <text:p text:style-name="P14">(3 rows)</text:p>
      <text:p text:style-name="Text_20_body">O que é importante ressaltar aqui é a função <text:span text:style-name="Teletype">return_next()</text:span>. Esta função precisa ser chamada com o parâmetro simples, que precisa ser um array com um elemento por atributo do tipo de retorno. Note que atualmente os nomes dos elementos dos arrays são ignorados; os elementos são atribuídos em ordem. Se você precisa retornar um valor nulo, atribua um valor nulo para um elemento do array. Isto deve ser corrigido em futuras versões.</text:p>
      <text:p text:style-name="Text_20_body">Finalizando a SRF é causada por uma ou outra chamada <text:span text:style-name="Teletype">return</text:span> ou por falha no final da função. Neste ponto todos os resultados são entregues de volta para o exterior da função, </text:p>
      <text:p text:style-name="Text_20_body">At that point the entire results are delivered back to the outer query, sendo diretamente para o usuário ou para fazer junção (join) com outras tabelas/SRFs/etc. </text:p>
      <text:p text:style-name="Text_20_body">As tuplas retornadas são escritas para um "tuplestore" do Postgres , que é levado de volta para o disco e não necessita ficar inteiramente na RAM. </text:p>
      <text:h text:style-name="Heading_20_2" text:outline-level="2" text:is-list-header="true"><text:bookmark text:name="FunctionArgumentNames"/><text:soft-page-break/>Nomes de Argumentos de Funções</text:h>
      <text:p text:style-name="Text_20_body">Você pode atribuir nomes para os argumentos de funções em pl/php: </text:p>
      <text:p text:style-name="Preformatted_20_Text">CREATE FUNCTION plphp_match(document text, word text) RETURNS BOOL AS</text:p>
      <text:p text:style-name="Preformatted_20_Text">$$</text:p>
      <text:p text:style-name="Preformatted_20_Text"><text:s text:c="3"/>if (strstr($document, $word))</text:p>
      <text:p text:style-name="Preformatted_20_Text"><text:s text:c="7"/>return TRUE;</text:p>
      <text:p text:style-name="Preformatted_20_Text"><text:s text:c="3"/>else</text:p>
      <text:p text:style-name="Preformatted_20_Text"><text:s text:c="7"/>return FALSE;</text:p>
      <text:p text:style-name="Preformatted_20_Text">$$ LANGUAGE 'plphp';</text:p>
      <text:p text:style-name="Preformatted_20_Text"/>
      <text:p text:style-name="Preformatted_20_Text">Example output:</text:p>
      <text:p text:style-name="Preformatted_20_Text"/>
      <text:p text:style-name="Preformatted_20_Text">template1=# select plphp_match('PostgreSQL', 'SQL');</text:p>
      <text:p text:style-name="Preformatted_20_Text"><text:s/>plphp_match </text:p>
      <text:p text:style-name="Preformatted_20_Text">-------------</text:p>
      <text:p text:style-name="Preformatted_20_Text"><text:s/>t</text:p>
      <text:p text:style-name="Preformatted_20_Text">(1 row)</text:p>
      <text:p text:style-name="P14"/>
      <text:p text:style-name="P14">Podemos usar tanto o nome do argumento ($nome) quanto a variável $args[position], pois ambos são suportados.</text:p>
      <text:h text:style-name="Heading_20_2" text:outline-level="2" text:is-list-header="true"><text:bookmark text:name="Limitations"/>Limitações</text:h>
      <text:p text:style-name="Text_20_body">Funções em PL/php não podem chamar outras funções em PL/php diretamente porque seus nomes são danificados (mangled). </text:p>
      <text:p text:style-name="Text_20_body">Chamadas SPI têm todo o resultado alocado em memória, assim processando grandes resultados deve ser problemático. Também não é possível usar cursores com SPI. </text:p>
      <text:p text:style-name="Text_20_body"/>
      <text:p text:style-name="Text_20_body">Tradução: Ribamar FS – <text:a xlink:type="simple" xlink:href="http://pg.ribafs.net/">http://pg.ribafs.net</text:a> </text:p>
      <text:p text:style-name="P10">RULES </text:p>
      <text:p text:style-name="Standard"/>
      <text:p text:style-name="Standard">O comando CREATE RULE cria uma regra aplicada à tabela ou view especificada. </text:p>
      <text:p text:style-name="Standard">Uma regra faz com que comandos adicionais sejam executados quando um determinado </text:p>
      <text:p text:style-name="Standard">comando é executado em uma determinada tabela. </text:p>
      <text:p text:style-name="Standard"/>
      <text:p text:style-name="Standard">É importante perceber que a regra é, na realidade, um mecanismo de transformação de </text:p>
      <text:p text:style-name="Standard">comando, ou uma macro de comando. </text:p>
      <text:p text:style-name="Standard"/>
      <text:p text:style-name="Standard">É possível criar a ilusão de uma view atualizável definindo regras ON INSERT, ON </text:p>
      <text:p text:style-name="Standard">UPDATE e ON DELETE, ou qualquer subconjunto destas que seja suficiente para as </text:p>
      <text:p text:style-name="Standard">finalidades desejadas, para substituir as ações de atualização na visão por atualizações </text:p>
      <text:p text:style-name="Standard">apropriadas em outras tabelas. </text:p>
      <text:p text:style-name="Standard"/>
      <text:p text:style-name="Standard">Existe algo a ser lembrado quando se tenta utilizar rules condicionais para atualização de </text:p>
      <text:p text:style-name="Standard">visões: é obrigatório haver uma rule incondicional INSTEAD para cada ação que se </text:p>
      <text:p text:style-name="Standard">deseja permitir na visão. Se a rule for condicional, ou não for INSTEAD, então o sistema </text:p>
      <text:p text:style-name="Standard">continuará a rejeitar as tentativas de realizar a ação de atualização, porque acha que </text:p>
      <text:p text:style-name="Standard">poderá acabar tentando realizar a ação sobre a tabela fictícia da visão em alguns casos. </text:p>
      <text:p text:style-name="Standard"/>
      <text:p text:style-name="Standard">banco=# \h create rule </text:p>
      <text:p text:style-name="Standard">Comando: CREATE RULE </text:p>
      <text:p text:style-name="Standard">Descrição: define uma nova regra de reescrita </text:p>
      <text:p text:style-name="Standard"/>
      <text:p text:style-name="P1">Sintaxe: </text:p>
      <text:p text:style-name="Standard">CREATE [ OR REPLACE ] RULE nome AS ON evento </text:p>
      <text:p text:style-name="Standard"><text:s text:c="3"/>TO tabela [ WHERE condição ] </text:p>
      <text:p text:style-name="Standard"><text:s text:c="3"/>DO [ ALSO | INSTEAD ] { NOTHING | comando | ( comando ; comando ... ) } </text:p>
      <text:p text:style-name="Standard"/>
      <text:p text:style-name="Standard">O comando CREATE RULE cria uma rule aplicada à tabela ou visão especificada. </text:p>
      <text:p text:style-name="Standard"/>
      <text:p text:style-name="P1">evento </text:p>
      <text:p text:style-name="Standard">Evento é um entre SELECT, INSERT, UPDATE e DELETE. </text:p>
      <text:p text:style-name="Standard"/>
      <text:p text:style-name="P1">condição </text:p>
      <text:p text:style-name="Standard">Qualquer expressão condicional SQL (retornando boolean). A expressão condicional não </text:p>
      <text:p text:style-name="Standard">pode fazer referência a nenhuma tabela, exceto NEW e OLD, e não pode conter funções </text:p>
      <text:p text:style-name="Standard">de agregação. </text:p>
      <text:p text:style-name="Standard"/>
      <text:p text:style-name="P1">INSTEAD </text:p>
      <text:p text:style-name="Standard">INSTEAD indica que os comandos devem ser executados em vez dos (instead of) </text:p>
      <text:p text:style-name="Standard">comandos originais. </text:p>
      <text:p text:style-name="Standard"/>
      <text:p text:style-name="P1"/>
      <text:p text:style-name="P9">ALSO </text:p>
      <text:p text:style-name="Standard">ALSO indica que os comandos devem ser executados adicionalmente aos comandos </text:p>
      <text:p text:style-name="Standard">originais. </text:p>
      <text:p text:style-name="Standard"/>
      <text:p text:style-name="Standard">Se não for especificado nem ALSO nem INSTEAD, ALSO é o padrão. </text:p>
      <text:p text:style-name="Standard"/>
      <text:p text:style-name="P1">comando </text:p>
      <text:p text:style-name="Standard">O comando ou comandos que compõem a ação da regra. Os comandos válidos são </text:p>
      <text:p text:style-name="Standard">SELECT, INSERT, UPDATE, DELETE e NOTIFY. </text:p>
      <text:p text:style-name="Standard">Dentro da condição e do comando, os nomes especiais de tabela NEW e OLD podem ser </text:p>
      <text:p text:style-name="Standard">usados para fazer referência aos valores na tabela referenciada. O NEW é válido nas </text:p>
      <text:p text:style-name="Standard">regras ON INSERT e ON UPDATE, para fazer referência à nova linha sendo inserida ou </text:p>
      <text:p text:style-name="Standard">atualizada. O OLD é válido nas regras ON UPDATE e ON DELETE, para fazer referência </text:p>
      <text:p text:style-name="Standard">à linha existente sendo atualizada ou excluída. </text:p>
      <text:p text:style-name="Standard"/>
      <text:p text:style-name="Standard">Obs.: É necessário possuir o privilégio RULE na tabela para poder definir uma regra para </text:p>
      <text:p text:style-name="Standard">a mesma. </text:p>
      <text:p text:style-name="Standard"/>
      <text:p text:style-name="P1">Exemplos: </text:p>
      <text:p text:style-name="Standard">CREATE RULE me_notifique AS ON UPDATE TO datas DO ALSO NOTIFY datas; </text:p>
      <text:p text:style-name="Standard"/>
      <text:p text:style-name="Standard">CREATE RULE r1 AS ON INSERT TO TBL1 DO </text:p>
      <text:p text:style-name="Standard">(INSERT INTO TBL2 VALUES (new.i); NOTIFY TBL2); </text:p>
      <text:p text:style-name="Standard"/>
      <text:p text:style-name="Standard">CREATE RULE "_RETURN" AS ON SELECT TO minha_visão DO INSTEAD </text:p>
      <text:p text:style-name="Standard">SELECT * FROM minha_tabela; -- Ao invés de selecionar da visão seleciona da tabela. </text:p>
      <text:p text:style-name="Standard"/>
      <text:p text:style-name="P1">Exemplo de uso prático de Rule </text:p>
      <text:p text:style-name="Standard">Existe uma tabela shoelace_data que queremos monitorar e guardar os relatórios de alterações do camposl_avail na tabela shoelace_log. </text:p>
      <text:p text:style-name="Standard">Para isso criaremos uma rule que gravará um registro na tabela shoelace_log sempre que o campo sl_avail for alterado em shoelace_data (vide estrutura abaixo). </text:p>
      <text:p text:style-name="Standard"/>
      <text:p text:style-name="Standard">Say we want to trace changes to the sl_avail column in the shoelace_data relation. So we </text:p>
      <text:p text:style-name="Standard">set up a log table and a rule that conditionally writes a log entry when an UPDATE is performed on </text:p>
      <text:p text:style-name="Standard">shoelace_data. </text:p>
      <text:p text:style-name="Standard"/>
      <text:p text:style-name="Standard">CREATE TABLE shoelace_data ( </text:p>
      <text:p text:style-name="Standard"><text:s text:c="5"/>sl_name <text:s text:c="7"/>text, <text:s text:c="13"/>-- <text:s text:c="2"/>primary key </text:p>
      <text:p text:style-name="Standard"><text:s text:c="5"/>sl_avail <text:s text:c="6"/>integer, <text:s text:c="10"/>-- <text:s text:c="2"/>available number of pairs </text:p>
      <text:p text:style-name="Standard"><text:s text:c="5"/>sl_color <text:s text:c="6"/>text, <text:s text:c="13"/>-- <text:s text:c="2"/>shoelace color </text:p>
      <text:p text:style-name="Standard"><text:s text:c="5"/>sl_len <text:s text:c="8"/>real, <text:s text:c="13"/>-- <text:s text:c="2"/>shoelace length </text:p>
      <text:p text:style-name="Standard"><text:s text:c="5"/>sl_unit <text:s text:c="7"/>text <text:s text:c="14"/>-- <text:s text:c="2"/>length unit </text:p>
      <text:p text:style-name="Standard">); </text:p>
      <text:p text:style-name="Standard">CREATE TABLE shoelace_log ( </text:p>
      <text:p text:style-name="Standard"><text:s text:c="5"/>sl_name <text:s text:c="7"/>text, <text:s text:c="13"/>-- <text:s text:c="2"/>shoelace changed </text:p>
      <text:p text:style-name="Standard"><text:soft-page-break/><text:s text:c="5"/>sl_avail <text:s text:c="6"/>integer, <text:s text:c="10"/>-- <text:s text:c="2"/>new available value </text:p>
      <text:p text:style-name="Standard"><text:s text:c="5"/>log_who <text:s text:c="7"/>text, <text:s text:c="13"/>-- <text:s text:c="2"/>who did it </text:p>
      <text:p text:style-name="Standard"><text:s text:c="5"/>log_when <text:s text:c="6"/>timestamp <text:s text:c="9"/>-- <text:s text:c="2"/>when </text:p>
      <text:p text:style-name="Standard"><text:s text:c="26"/>Ribamar FS – http://ribafs.net – ribafs@ribafs.net </text:p>
      <text:p text:style-name="Standard"><text:s text:c="25"/>DBA PostgreSQL <text:s text:c="32"/>89/90 </text:p>
      <text:p text:style-name="Standard">); </text:p>
      <text:p text:style-name="Standard">CREATE RULE log_shoelace AS ON UPDATE TO shoelace_data </text:p>
      <text:p text:style-name="Standard"><text:s text:c="7"/>WHERE NEW.sl_avail &lt;&gt; OLD.sl_avail </text:p>
      <text:p text:style-name="Standard"><text:s text:c="7"/>DO INSERT INTO shoelace_log VALUES ( </text:p>
      <text:p text:style-name="Standard"><text:s text:c="45"/>NEW.sl_name, </text:p>
      <text:p text:style-name="Standard"><text:s text:c="45"/>NEW.sl_avail, </text:p>
      <text:p text:style-name="Standard"><text:s text:c="45"/>current_user, </text:p>
      <text:p text:style-name="Standard"><text:s text:c="45"/>current_timestamp </text:p>
      <text:p text:style-name="Standard"><text:s text:c="40"/>); </text:p>
      <text:p text:style-name="Standard"/>
      <text:p text:style-name="Standard">Vejamos o conteúdo da tabela shoelace_log: </text:p>
      <text:p text:style-name="Standard">SELECT * FROM shoelace_log; </text:p>
      <text:p text:style-name="Standard"/>
      <text:p text:style-name="Standard">Atualizemos a tabela shoelace_data alterando o campo sl_avail: </text:p>
      <text:p text:style-name="Standard">UPDATE shoelace_data SET sl_avail = 6 WHERE sl_name = 'sl7'; </text:p>
      <text:p text:style-name="Standard"/>
      <text:p text:style-name="Standard">Vejamos novamente o que ocorreu na tabela shoelace_log: </text:p>
      <text:p text:style-name="Standard"/>
      <text:p text:style-name="Standard">SELECT * FROM shoelace_log; </text:p>
      <text:p text:style-name="Standard"><text:s text:c="2"/>sl_name | sl_avail | log_who | log_when </text:p>
      <text:p text:style-name="Standard">---------+----------+---------+---------------------------------- </text:p>
      <text:p text:style-name="Standard"><text:s text:c="2"/>sl7 <text:s text:c="6"/>| <text:s text:c="10"/>6 | Al <text:s text:c="7"/>| Tue Oct 20 16:14:45 1998 MET DST </text:p>
      <text:p text:style-name="Standard">(1 row) </text:p>
      <text:p text:style-name="Standard"/>
      <text:p text:style-name="Standard">Veja que agora ela armazena as informações que indicamos. </text:p>
      <text:p text:style-name="Standard">Crie um exemplo similar para uso de rules.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Heading_20_4" style:display-name="Heading 4" style:family="paragraph" style:parent-style-name="Heading" style:next-style-name="Text_20_body" style:class="text" style:default-outline-level="4">
      <style:text-properties style:font-name="Nimbus Roman No9 L" fo:font-size="12pt" fo:font-weight="bold" style:font-name-asian="DejaVu Sans" style:font-size-asian="12pt" style:font-weight-asian="bold" style:font-name-complex="DejaVu Sans" style:font-size-complex="12pt"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 Mono" style:font-name-complex="DejaVu Sans Mono"/>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pm1">
      <style:header>
        <text:p text:style-name="P1">Curso de PostgreSQL<text:tab/><text:page-number text:select-page="current">16</text:page-number>/<text:page-count>17</text:page-count></text:p>
      </style:header>
      <style:footer>
        <text:p text:style-name="P2">Profesor: Ribamar FS – http://pg.ribafs.n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ibamar FS</meta:initial-creator>
    <meta:creation-date>2008-07-17T15:57:20</meta:creation-date>
    <dc:creator>Ribamar FS</dc:creator>
    <dc:date>2008-08-14T16:46:37</dc:date>
    <meta:editing-cycles>10</meta:editing-cycles>
    <meta:editing-duration>PT18M22S</meta:editing-duration>
    <meta:user-defined meta:name="Info 1"/>
    <meta:user-defined meta:name="Info 2"/>
    <meta:user-defined meta:name="Info 3"/>
    <meta:user-defined meta:name="Info 4"/>
    <meta:document-statistic meta:table-count="0" meta:image-count="0" meta:object-count="0" meta:page-count="17" meta:paragraph-count="520" meta:word-count="3831" meta:character-count="25983"/>
  </office:meta>
</office:document-meta>
</file>